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5.503cm" fo:margin-left="3.9cm" table:align="left"/>
    </style:style>
    <style:style style:name="Tabella1.A" style:family="table-column">
      <style:table-column-properties style:column-width="1.067cm"/>
    </style:style>
    <style:style style:name="Tabella1.B" style:family="table-column">
      <style:table-column-properties style:column-width="1.15cm"/>
    </style:style>
    <style:style style:name="Tabella1.D" style:family="table-column">
      <style:table-column-properties style:column-width="1.109cm"/>
    </style:style>
    <style:style style:name="Tabella1.E" style:family="table-column">
      <style:table-column-properties style:column-width="1.027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E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fo:font-size="14pt" fo:font-weight="bold" officeooo:rsid="0013315d" officeooo:paragraph-rsid="0013315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1619ec" officeooo:paragraph-rsid="001619ec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Times New Roman" fo:font-size="12pt" fo:font-weight="bold" officeooo:rsid="001619ec" officeooo:paragraph-rsid="001619ec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fo:font-style="normal" fo:font-weight="bold" officeooo:rsid="001619ec" officeooo:paragraph-rsid="001619ec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fo:font-style="normal" fo:font-weight="normal" officeooo:rsid="0018b4f3" officeooo:paragraph-rsid="0018b4f3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fo:font-style="normal" fo:font-weight="normal" officeooo:rsid="0018b4f3" officeooo:paragraph-rsid="00180172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18d2e1" officeooo:paragraph-rsid="0018d2e1" style:font-size-asian="10.5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1b82a8" officeooo:paragraph-rsid="001b82a8" style:font-size-asian="10.5pt" style:font-weight-asian="bold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2pt" officeooo:rsid="001b82a8" officeooo:paragraph-rsid="001b82a8" style:font-size-asian="10.5pt" style:font-size-complex="12pt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Times New Roman" fo:font-size="12pt" fo:font-weight="normal" officeooo:rsid="00151c14" officeooo:paragraph-rsid="00151c14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Times New Roman" fo:font-size="12pt" fo:font-weight="normal" officeooo:rsid="00151c14" officeooo:paragraph-rsid="00151c14" style:font-size-asian="10.5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justify" style:justify-single-word="false"/>
      <style:text-properties style:font-name="Times New Roman" fo:font-size="12pt" fo:font-weight="normal" officeooo:rsid="001dfddf" officeooo:paragraph-rsid="001dfddf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Times New Roman" fo:font-size="12pt" fo:font-weight="normal" officeooo:rsid="0013315d" officeooo:paragraph-rsid="0013315d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Times New Roman" fo:font-size="12pt" fo:font-weight="normal" officeooo:rsid="001619ec" officeooo:paragraph-rsid="001619ec" style:font-size-asian="10.5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justify" style:justify-single-word="false"/>
      <style:text-properties style:font-name="Times New Roman" fo:font-size="12pt" fo:font-weight="normal" officeooo:rsid="001619ec" officeooo:paragraph-rsid="001619ec" style:font-size-asian="10.5pt" style:font-weight-asian="normal" style:font-size-complex="12pt" style:font-weight-complex="normal"/>
    </style:style>
    <style:style style:name="P16" style:family="paragraph" style:parent-style-name="Standard" style:list-style-name="L5">
      <style:paragraph-properties fo:text-align="justify" style:justify-single-word="false"/>
      <style:text-properties style:font-name="Times New Roman" fo:font-size="12pt" fo:font-weight="normal" officeooo:rsid="0018d2e1" officeooo:paragraph-rsid="0018d2e1" style:font-size-asian="10.5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text-align="justify" style:justify-single-word="false"/>
      <style:text-properties style:font-name="Times New Roman" fo:font-size="12pt" fo:font-weight="normal" officeooo:rsid="00180172" officeooo:paragraph-rsid="00180172" style:font-size-asian="10.5pt" style:font-weight-asian="normal" style:font-size-complex="12pt" style:font-weight-complex="normal"/>
    </style:style>
    <style:style style:name="P18" style:family="paragraph" style:parent-style-name="Standard" style:list-style-name="L6">
      <style:paragraph-properties fo:text-align="justify" style:justify-single-word="false"/>
      <style:text-properties style:font-name="Times New Roman" fo:font-size="12pt" fo:font-weight="normal" officeooo:rsid="0018b4f3" officeooo:paragraph-rsid="0018b4f3" style:font-size-asian="10.5pt" style:font-weight-asian="normal" style:font-size-complex="12pt" style:font-weight-complex="normal"/>
    </style:style>
    <style:style style:name="P19" style:family="paragraph" style:parent-style-name="Standard" style:list-style-name="L6">
      <style:paragraph-properties fo:text-align="justify" style:justify-single-word="false"/>
      <style:text-properties style:font-name="Times New Roman" fo:font-size="12pt" fo:font-weight="normal" officeooo:rsid="0018b4f3" officeooo:paragraph-rsid="001a2135" style:font-size-asian="10.5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text-align="justify" style:justify-single-word="false"/>
      <style:text-properties style:font-name="Times New Roman" fo:font-size="12pt" fo:font-weight="normal" officeooo:rsid="001a2135" officeooo:paragraph-rsid="001a2135" style:font-size-asian="10.5pt" style:font-weight-asian="normal" style:font-size-complex="12pt" style:font-weight-complex="normal"/>
    </style:style>
    <style:style style:name="P21" style:family="paragraph" style:parent-style-name="Standard" style:list-style-name="L4">
      <style:paragraph-properties fo:text-align="justify" style:justify-single-word="false"/>
      <style:text-properties style:font-name="Times New Roman" fo:font-size="12pt" fo:font-style="normal" fo:font-weight="normal" officeooo:rsid="0018d2e1" officeooo:paragraph-rsid="0018d2e1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6">
      <style:paragraph-properties fo:text-align="justify" style:justify-single-word="false"/>
      <style:text-properties style:font-name="Times New Roman" fo:font-size="12pt" fo:font-style="normal" fo:font-weight="normal" officeooo:rsid="0018b4f3" officeooo:paragraph-rsid="0018b4f3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7">
      <style:paragraph-properties fo:text-align="justify" style:justify-single-word="false"/>
      <style:text-properties style:font-name="Times New Roman" fo:font-size="12pt" fo:font-style="normal" fo:font-weight="normal" officeooo:rsid="0018b4f3" officeooo:paragraph-rsid="0018b4f3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51c1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80172" style:font-style-asian="normal" style:font-style-complex="normal"/>
    </style:style>
    <style:style style:name="T5" style:family="text">
      <style:text-properties fo:font-style="normal" officeooo:rsid="0018b4f3" style:font-style-asian="normal" style:font-style-complex="normal"/>
    </style:style>
    <style:style style:name="T6" style:family="text">
      <style:text-properties fo:font-style="normal" style:font-style-asian="normal" style:font-style-complex="normal" style:text-overline-style="solid" style:text-overline-width="auto" style:text-overline-color="font-color"/>
    </style:style>
    <style:style style:name="T7" style:family="text">
      <style:text-properties fo:font-style="normal" officeooo:rsid="0018b4f3" style:font-style-asian="normal" style:font-style-complex="normal" style:text-overline-style="solid" style:text-overline-width="auto" style:text-overline-color="font-color"/>
    </style:style>
    <style:style style:name="T8" style:family="text">
      <style:text-properties fo:font-style="normal" officeooo:rsid="001a2135" style:font-style-asian="normal" style:font-style-complex="normal" style:text-overline-style="solid" style:text-overline-width="auto" style:text-overline-color="font-color"/>
    </style:style>
    <style:style style:name="T9" style:family="text">
      <style:text-properties fo:font-style="normal" officeooo:rsid="001b82a8" style:font-style-asian="normal" style:font-style-complex="normal" style:text-overline-style="solid" style:text-overline-width="auto" style:text-overline-color="font-color"/>
    </style:style>
    <style:style style:name="T10" style:family="text">
      <style:text-properties fo:font-style="normal" officeooo:rsid="001cbf91" style:font-style-asian="normal" style:font-style-complex="normal" style:text-overline-style="solid" style:text-overline-width="auto" style:text-overline-color="font-color"/>
    </style:style>
    <style:style style:name="T11" style:family="text">
      <style:text-properties fo:font-style="normal" style:font-style-asian="normal" style:font-style-complex="normal" style:text-overline-style="none" style:text-overline-color="font-color"/>
    </style:style>
    <style:style style:name="T12" style:family="text">
      <style:text-properties fo:font-style="normal" officeooo:rsid="001b82a8" style:font-style-asian="normal" style:font-style-complex="normal" style:text-overline-style="none" style:text-overline-color="font-color"/>
    </style:style>
    <style:style style:name="T13" style:family="text">
      <style:text-properties fo:font-style="normal" officeooo:rsid="001d62c6" style:font-style-asian="normal" style:font-style-complex="normal" style:text-overline-style="none" style:text-overline-color="font-color"/>
    </style:style>
    <style:style style:name="T14" style:family="text">
      <style:text-properties fo:font-style="normal" officeooo:rsid="001b82a8" style:font-style-asian="normal" style:font-style-complex="normal"/>
    </style:style>
    <style:style style:name="T15" style:family="text">
      <style:text-properties fo:font-style="normal" officeooo:rsid="001cbf91" style:font-style-asian="normal" style:font-style-complex="normal"/>
    </style:style>
    <style:style style:name="T16" style:family="text">
      <style:text-properties style:text-overline-style="solid" style:text-overline-width="auto" style:text-overline-color="font-color"/>
    </style:style>
    <style:style style:name="T17" style:family="text">
      <style:text-properties style:text-overline-style="solid" style:text-overline-type="double" style:text-overline-width="auto" style:text-overline-color="font-color"/>
    </style:style>
    <style:style style:name="T18" style:family="text">
      <style:text-properties officeooo:rsid="001a2135"/>
    </style:style>
    <style:style style:name="T19" style:family="text">
      <style:text-properties officeooo:rsid="001db61b"/>
    </style:style>
    <style:style style:name="T20" style:family="text">
      <style:text-properties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ercitazione 1 – A<text:span text:style-name="T19">rchitettura dei </text:span>S<text:span text:style-name="T19">istemi di </text:span>E<text:span text:style-name="T19">laborazione</text:span> - 12/12/2016</text:p>
      <text:p text:style-name="P1"/>
      <text:p text:style-name="P3">Sistemi di numerazione e cambiamenti di base</text:p>
      <text:list xml:id="list5624344745525023016" text:style-name="L1">
        <text:list-item>
          <text:p text:style-name="P10">Convertire i seguenti numeri in binario, esadecimale e ottale:</text:p>
        </text:list-item>
      </text:list>
      <text:list xml:id="list4775866115408570098" text:style-name="L2">
        <text:list-item>
          <text:list>
            <text:list-item>
              <text:p text:style-name="P11">37</text:p>
            </text:list-item>
            <text:list-item>
              <text:p text:style-name="P12">148</text:p>
            </text:list-item>
            <text:list-item>
              <text:p text:style-name="P11">255</text:p>
            </text:list-item>
            <text:list-item>
              <text:p text:style-name="P11">1023</text:p>
            </text:list-item>
          </text:list>
        </text:list-item>
      </text:list>
      <text:list xml:id="list193257090276735" text:continue-list="list5624344745525023016" text:style-name="L1">
        <text:list-item>
          <text:p text:style-name="P13">Qual è la rappresentazione <text:span text:style-name="T1">decimale,</text:span> ottale e esadecimale della stringa binaria 1001101001?</text:p>
        </text:list-item>
        <text:list-item>
          <text:p text:style-name="P14">Convertire, se possibile, in decimale i seguenti numeri esadecimali:</text:p>
        </text:list-item>
      </text:list>
      <text:list xml:id="list5473884005055343260" text:style-name="L3">
        <text:list-item>
          <text:list>
            <text:list-item>
              <text:p text:style-name="P15">BARBA</text:p>
            </text:list-item>
            <text:list-item>
              <text:p text:style-name="P15">DECADE</text:p>
            </text:list-item>
            <text:list-item>
              <text:p text:style-name="P15">CACCIA</text:p>
            </text:list-item>
            <text:list-item>
              <text:p text:style-name="P15">EFFE</text:p>
            </text:list-item>
          </text:list>
        </text:list-item>
      </text:list>
      <text:list xml:id="list193257187212612" text:continue-list="list193257090276735" text:style-name="L1">
        <text:list-item>
          <text:p text:style-name="P10">Quanti numeri diversi si possono rappresentare con <text:span text:style-name="T2">k </text:span><text:span text:style-name="T3">cifre in base </text:span><text:span text:style-name="T2">b</text:span><text:span text:style-name="T3">?</text:span></text:p>
        </text:list-item>
      </text:list>
      <text:p text:style-name="P4"/>
      <text:p text:style-name="P2"><text:span text:style-name="T3">Algebre di Boole e </text:span><text:span text:style-name="T4">funzioni</text:span><text:span text:style-name="T3"> logiche</text:span></text:p>
      <text:list xml:id="list7086801118152685458" text:style-name="L4">
        <text:list-item>
          <text:p text:style-name="P21">Semplificare le seguenti espressioni logiche:</text:p>
        </text:list-item>
      </text:list>
      <text:list xml:id="list6749060482391642483" text:style-name="L5">
        <text:list-item>
          <text:list>
            <text:list-item>
              <text:p text:style-name="P16">AB + A<text:span text:style-name="T7">B</text:span>C</text:p>
            </text:list-item>
            <text:list-item>
              <text:p text:style-name="P16"><text:span text:style-name="T16">A</text:span><text:span text:style-name="T20"> </text:span><text:span text:style-name="T16">B</text:span>CD + <text:span text:style-name="T16">A</text:span><text:span text:style-name="T20"> </text:span><text:span text:style-name="T17">B</text:span>CD+ABCD</text:p>
            </text:list-item>
          </text:list>
        </text:list-item>
      </text:list>
      <text:list xml:id="list193255231213038" text:continue-list="list7086801118152685458" text:style-name="L4">
        <text:list-item>
          <text:p text:style-name="P17"><text:span text:style-name="T3">Dimostrare </text:span><text:span text:style-name="T5">la validità o meno delle seguenti uguaglianze logiche:</text:span></text:p>
        </text:list-item>
      </text:list>
      <text:list xml:id="list4449848685027411183" text:style-name="L6">
        <text:list-item>
          <text:list>
            <text:list-item>
              <text:p text:style-name="P22">AB+AC = A(B+C)</text:p>
            </text:list-item>
            <text:list-item>
              <text:p text:style-name="P18"><text:span text:style-name="T6">A</text:span><text:span text:style-name="T3">+</text:span><text:span text:style-name="T6">B</text:span><text:span text:style-name="T11"> </text:span><text:span text:style-name="T10">C</text:span><text:span text:style-name="T3">+B</text:span><text:span text:style-name="T15">C</text:span><text:span text:style-name="T3">=1</text:span></text:p>
            </text:list-item>
            <text:list-item>
              <text:p text:style-name="P18"><text:span text:style-name="T6">A</text:span><text:span text:style-name="T3">B+</text:span><text:span text:style-name="T6">B</text:span><text:span text:style-name="T13">+CB</text:span><text:span text:style-name="T3">=</text:span><text:span text:style-name="T6">B</text:span></text:p>
            </text:list-item>
            <text:list-item>
              <text:p text:style-name="P18"><text:span text:style-name="T3">B+</text:span><text:span text:style-name="T6">B</text:span><text:span text:style-name="T3">B=0</text:span></text:p>
            </text:list-item>
            <text:list-item>
              <text:p text:style-name="P18"><text:span text:style-name="T3">A = (AB</text:span><text:span text:style-name="T14">C</text:span><text:span text:style-name="T3">) + (A</text:span><text:span text:style-name="T6">B</text:span><text:span text:style-name="T11"> </text:span><text:span text:style-name="T9">C</text:span><text:span text:style-name="T3">)</text:span></text:p>
            </text:list-item>
            <text:list-item>
              <text:p text:style-name="P19"><text:span text:style-name="T12">(</text:span><text:span text:style-name="T6">A</text:span><text:span text:style-name="T8">+</text:span><text:span text:style-name="T6">B</text:span><text:span text:style-name="T9">+C+D</text:span><text:span text:style-name="T12">)</text:span> <text:span text:style-name="T18">= </text:span><text:span text:style-name="T6">A</text:span><text:span text:style-name="T11"> </text:span><text:span text:style-name="T6">B</text:span><text:span text:style-name="T11"> </text:span><text:span text:style-name="T9">C</text:span><text:span text:style-name="T12"> </text:span><text:span text:style-name="T9">D</text:span></text:p>
            </text:list-item>
          </text:list>
        </text:list-item>
      </text:list>
      <text:list xml:id="list193256856298002" text:continue-list="list193255231213038" text:style-name="L4">
        <text:list-item>
          <text:p text:style-name="P21">Rappresentare le funzioni logiche F e G in termini delle variabili A e B, in forma normale congiuntiva e disgiuntiva e poi con solo operazioni NOR:</text:p>
          <text:p text:style-name="P21"/>
        </text:list-item>
      </text:list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/>
        <table:table-column table:style-name="Tabella1.E"/>
        <table:table-row>
          <table:table-cell table:style-name="Tabella1.A1" office:value-type="string">
            <text:p text:style-name="P7">A</text:p>
          </table:table-cell>
          <table:table-cell table:style-name="Tabella1.A1" office:value-type="string">
            <text:p text:style-name="P7">B</text:p>
          </table:table-cell>
          <table:table-cell table:style-name="Tabella1.A1" office:value-type="string">
            <text:p text:style-name="P8">C</text:p>
          </table:table-cell>
          <table:table-cell table:style-name="Tabella1.A1" office:value-type="string">
            <text:p text:style-name="P7">F</text:p>
          </table:table-cell>
          <table:table-cell table:style-name="Tabella1.E1" office:value-type="string">
            <text:p text:style-name="P7">G</text:p>
          </table:table-cell>
        </table:table-row>
        <table:table-row>
          <table:table-cell table:style-name="Tabella1.A2" office:value-type="string">
            <text:p text:style-name="P9">0</text:p>
          </table:table-cell>
          <table:table-cell table:style-name="Tabella1.A2" office:value-type="string">
            <text:p text:style-name="P9">0</text:p>
          </table:table-cell>
          <table:table-cell table:style-name="Tabella1.A2" office:value-type="string">
            <text:p text:style-name="P9">0</text:p>
          </table:table-cell>
          <table:table-cell table:style-name="Tabella1.A2" office:value-type="string">
            <text:p text:style-name="P9">1</text:p>
          </table:table-cell>
          <table:table-cell table:style-name="Tabella1.E2" office:value-type="string">
            <text:p text:style-name="P9">0</text:p>
          </table:table-cell>
        </table:table-row>
        <table:table-row>
          <table:table-cell table:style-name="Tabella1.A2" office:value-type="string">
            <text:p text:style-name="P9">0</text:p>
          </table:table-cell>
          <table:table-cell table:style-name="Tabella1.A2" office:value-type="string">
            <text:p text:style-name="P9">0</text:p>
          </table:table-cell>
          <table:table-cell table:style-name="Tabella1.A2" office:value-type="string">
            <text:p text:style-name="P9">1</text:p>
          </table:table-cell>
          <table:table-cell table:style-name="Tabella1.A2" office:value-type="string">
            <text:p text:style-name="P9">0</text:p>
          </table:table-cell>
          <table:table-cell table:style-name="Tabella1.E2" office:value-type="string">
            <text:p text:style-name="P9">0</text:p>
          </table:table-cell>
        </table:table-row>
        <table:table-row>
          <table:table-cell table:style-name="Tabella1.A2" office:value-type="string">
            <text:p text:style-name="P9">0</text:p>
          </table:table-cell>
          <table:table-cell table:style-name="Tabella1.A2" office:value-type="string">
            <text:p text:style-name="P9">1</text:p>
          </table:table-cell>
          <table:table-cell table:style-name="Tabella1.A2" office:value-type="string">
            <text:p text:style-name="P9">0</text:p>
          </table:table-cell>
          <table:table-cell table:style-name="Tabella1.A2" office:value-type="string">
            <text:p text:style-name="P9">0</text:p>
          </table:table-cell>
          <table:table-cell table:style-name="Tabella1.E2" office:value-type="string">
            <text:p text:style-name="P9">0</text:p>
          </table:table-cell>
        </table:table-row>
        <table:table-row>
          <table:table-cell table:style-name="Tabella1.A2" office:value-type="string">
            <text:p text:style-name="P9">0</text:p>
          </table:table-cell>
          <table:table-cell table:style-name="Tabella1.A2" office:value-type="string">
            <text:p text:style-name="P9">1</text:p>
          </table:table-cell>
          <table:table-cell table:style-name="Tabella1.A2" office:value-type="string">
            <text:p text:style-name="P9">1</text:p>
          </table:table-cell>
          <table:table-cell table:style-name="Tabella1.A2" office:value-type="string">
            <text:p text:style-name="P9">0</text:p>
          </table:table-cell>
          <table:table-cell table:style-name="Tabella1.E2" office:value-type="string">
            <text:p text:style-name="P9">0</text:p>
          </table:table-cell>
        </table:table-row>
        <table:table-row>
          <table:table-cell table:style-name="Tabella1.A2" office:value-type="string">
            <text:p text:style-name="P9">1</text:p>
          </table:table-cell>
          <table:table-cell table:style-name="Tabella1.A2" office:value-type="string">
            <text:p text:style-name="P9">0</text:p>
          </table:table-cell>
          <table:table-cell table:style-name="Tabella1.A2" office:value-type="string">
            <text:p text:style-name="P9">0</text:p>
          </table:table-cell>
          <table:table-cell table:style-name="Tabella1.A2" office:value-type="string">
            <text:p text:style-name="P9">0</text:p>
          </table:table-cell>
          <table:table-cell table:style-name="Tabella1.E2" office:value-type="string">
            <text:p text:style-name="P9">0</text:p>
          </table:table-cell>
        </table:table-row>
        <table:table-row>
          <table:table-cell table:style-name="Tabella1.A2" office:value-type="string">
            <text:p text:style-name="P9">1</text:p>
          </table:table-cell>
          <table:table-cell table:style-name="Tabella1.A2" office:value-type="string">
            <text:p text:style-name="P9">0</text:p>
          </table:table-cell>
          <table:table-cell table:style-name="Tabella1.A2" office:value-type="string">
            <text:p text:style-name="P9">1</text:p>
          </table:table-cell>
          <table:table-cell table:style-name="Tabella1.A2" office:value-type="string">
            <text:p text:style-name="P9">0</text:p>
          </table:table-cell>
          <table:table-cell table:style-name="Tabella1.E2" office:value-type="string">
            <text:p text:style-name="P9">0</text:p>
          </table:table-cell>
        </table:table-row>
        <table:table-row>
          <table:table-cell table:style-name="Tabella1.A2" office:value-type="string">
            <text:p text:style-name="P9">1</text:p>
          </table:table-cell>
          <table:table-cell table:style-name="Tabella1.A2" office:value-type="string">
            <text:p text:style-name="P9">1</text:p>
          </table:table-cell>
          <table:table-cell table:style-name="Tabella1.A2" office:value-type="string">
            <text:p text:style-name="P9">0</text:p>
          </table:table-cell>
          <table:table-cell table:style-name="Tabella1.A2" office:value-type="string">
            <text:p text:style-name="P9">0</text:p>
          </table:table-cell>
          <table:table-cell table:style-name="Tabella1.E2" office:value-type="string">
            <text:p text:style-name="P9">1</text:p>
          </table:table-cell>
        </table:table-row>
        <table:table-row>
          <table:table-cell table:style-name="Tabella1.A2" office:value-type="string">
            <text:p text:style-name="P9">1</text:p>
          </table:table-cell>
          <table:table-cell table:style-name="Tabella1.A2" office:value-type="string">
            <text:p text:style-name="P9">1</text:p>
          </table:table-cell>
          <table:table-cell table:style-name="Tabella1.A2" office:value-type="string">
            <text:p text:style-name="P9">1</text:p>
          </table:table-cell>
          <table:table-cell table:style-name="Tabella1.A2" office:value-type="string">
            <text:p text:style-name="P9">1</text:p>
          </table:table-cell>
          <table:table-cell table:style-name="Tabella1.E2" office:value-type="string">
            <text:p text:style-name="P9">0</text:p>
          </table:table-cell>
        </table:table-row>
      </table:table>
      <text:list xml:id="list193255770418422" text:continue-numbering="true" text:style-name="L4">
        <text:list-header>
          <text:p text:style-name="P21"/>
        </text:list-header>
        <text:list-item>
          <text:p text:style-name="P20"><text:span text:style-name="T5">R</text:span><text:span text:style-name="T3">appresentare in forma minima la funzione logica </text:span><text:span text:style-name="T6">A</text:span><text:span text:style-name="T11"> </text:span><text:span text:style-name="T6">B</text:span><text:span text:style-name="T11"> </text:span><text:span text:style-name="T6">C</text:span><text:span text:style-name="T11"> </text:span><text:span text:style-name="T6">D</text:span><text:span text:style-name="T11"> </text:span><text:span text:style-name="T3">+ </text:span><text:span text:style-name="T6">A</text:span><text:span text:style-name="T11"> </text:span><text:span text:style-name="T6">B</text:span><text:span text:style-name="T11">C</text:span><text:span text:style-name="T6">D</text:span><text:span text:style-name="T11"> </text:span><text:span text:style-name="T3">+ </text:span><text:span text:style-name="T6">A</text:span><text:span text:style-name="T11">B</text:span><text:span text:style-name="T6">C</text:span><text:span text:style-name="T11"> </text:span><text:span text:style-name="T6">D</text:span><text:span text:style-name="T11"> </text:span><text:span text:style-name="T3">+ </text:span><text:span text:style-name="T6">A</text:span><text:span text:style-name="T3">B</text:span><text:span text:style-name="T11">C</text:span><text:span text:style-name="T6">D</text:span><text:span text:style-name="T11"> </text:span><text:span text:style-name="T3">+ </text:span><text:span text:style-name="T6">A</text:span><text:span text:style-name="T11">B</text:span><text:span text:style-name="T3">CD</text:span></text:p>
        </text:list-item>
      </text:list>
      <text:p text:style-name="P6"/>
      <text:list xml:id="list3896309542397899153" text:style-name="L7">
        <text:list-item>
          <text:list>
            <text:list-header>
              <text:p text:style-name="P23"/>
            </text:list-header>
          </text:list>
        </text:list-item>
      </text:list>
      <text:p text:style-name="P5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0T15:21:40.171000000</meta:creation-date>
    <dc:date>2016-12-12T19:32:54.964000000</dc:date>
    <meta:editing-duration>PT13M8S</meta:editing-duration>
    <meta:editing-cycles>6</meta:editing-cycles>
    <meta:generator>LibreOffice/5.1.1.3$Windows_x86 LibreOffice_project/89f508ef3ecebd2cfb8e1def0f0ba9a803b88a6d</meta:generator>
    <meta:document-statistic meta:table-count="1" meta:image-count="0" meta:object-count="0" meta:page-count="1" meta:paragraph-count="73" meta:word-count="230" meta:character-count="996" meta:non-whitespace-character-count="862"/>
  </office:meta>
</office:document-meta>
</file>